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9" style:family="table-column">
      <style:table-column-properties fo:break-before="auto" style:column-width="28.363cm"/>
    </style:style>
    <style:style style:name="co7" style:family="table-column">
      <style:table-column-properties fo:break-before="auto" style:column-width="2.828cm"/>
    </style:style>
    <style:style style:name="co3" style:family="table-column">
      <style:table-column-properties fo:break-before="auto" style:column-width="1.399cm"/>
    </style:style>
    <style:style style:name="co4" style:family="table-column">
      <style:table-column-properties fo:break-before="auto" style:column-width="14.242cm"/>
    </style:style>
    <style:style style:name="co5" style:family="table-column">
      <style:table-column-properties fo:break-before="auto" style:column-width="7.952cm"/>
    </style:style>
    <style:style style:name="co6" style:family="table-column">
      <style:table-column-properties fo:break-before="auto" style:column-width="15.767cm"/>
    </style:style>
    <style:style style:name="co8" style:family="table-column">
      <style:table-column-properties fo:break-before="auto" style:column-width="4.493cm"/>
    </style:style>
    <style:style style:name="co10" style:family="table-column">
      <style:table-column-properties fo:break-before="auto" style:column-width="15.005cm"/>
    </style:style>
    <style:style style:name="co11" style:family="table-column">
      <style:table-column-properties fo:break-before="auto" style:column-width="2.258cm"/>
    </style:style>
    <style:style style:name="co12" style:family="table-column">
      <style:table-column-properties fo:break-before="auto" style:column-width="7.14cm"/>
    </style:style>
    <style:style style:name="co13" style:family="table-column">
      <style:table-column-properties fo:break-before="auto" style:column-width="7.168cm"/>
    </style:style>
    <style:style style:name="ro7" style:family="table-row">
      <style:table-row-properties style:row-height="1.06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1.558cm" fo:break-before="auto" style:use-optimal-row-height="true"/>
    </style:style>
    <style:style style:name="ro10" style:family="table-row">
      <style:table-row-properties style:row-height="2.551cm" fo:break-before="auto" style:use-optimal-row-height="true"/>
    </style:style>
    <style:style style:name="ro6" style:family="table-row">
      <style:table-row-properties style:row-height="0.556cm" fo:break-before="auto" style:use-optimal-row-height="false"/>
    </style:style>
    <style:style style:name="ro1" style:family="table-row">
      <style:table-row-properties style:row-height="0.452cm" fo:break-before="auto" style:use-optimal-row-height="false"/>
    </style:style>
    <style:style style:name="ro12" style:family="table-row">
      <style:table-row-properties style:row-height="1.397cm" fo:break-before="auto" style:use-optimal-row-height="false"/>
    </style:style>
    <style:style style:name="ro13" style:family="table-row">
      <style:table-row-properties style:row-height="2.09cm" fo:break-before="auto" style:use-optimal-row-height="false"/>
    </style:style>
    <style:style style:name="ro14" style:family="table-row">
      <style:table-row-properties style:row-height="3.422cm" fo:break-before="auto" style:use-optimal-row-height="false"/>
    </style:style>
    <style:style style:name="ro15" style:family="table-row">
      <style:table-row-properties style:row-height="1.028cm" fo:break-before="auto" style:use-optimal-row-height="true"/>
    </style:style>
    <style:style style:name="ro16" style:family="table-row">
      <style:table-row-properties style:row-height="0.487cm" fo:break-before="auto" style:use-optimal-row-height="true"/>
    </style:style>
    <style:style style:name="ro17" style:family="table-row">
      <style:table-row-properties style:row-height="1.826cm" fo:break-before="auto" style:use-optimal-row-height="false"/>
    </style:style>
    <style:style style:name="ta2" style:family="table" style:master-page-name="PageStyle_5f_A_20_propos">
      <style:table-properties table:display="true" style:writing-mode="lr-tb"/>
    </style:style>
    <style:style style:name="ta3" style:family="table" style:master-page-name="PageStyle_5f_Diagnostic_20_flash">
      <style:table-properties table:display="true" style:writing-mode="lr-tb"/>
    </style:style>
    <style:style style:name="ta4" style:family="table" style:master-page-name="PageStyle_5f_Calcul">
      <style:table-properties table:display="false" style:writing-mode="lr-tb"/>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 fo:font-size="14pt" style:font-size-asian="14pt" style:font-size-complex="14pt"/>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 fo:font-size="12pt" fo:font-weight="bold" style:font-size-asian="12pt" style:font-weight-asian="bold" style:font-size-complex="12pt"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6" style:family="table-cell" style:parent-style-name="Default">
      <style:table-cell-properties fo:wrap-option="wrap" fo:border="0.06pt solid #000000" style:vertical-align="top"/>
    </style:style>
    <style:style style:name="ce57"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c9211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8" style:family="table-cell" style:parent-style-name="Default">
      <style:table-cell-properties fo:wrap-option="wrap" style:vertical-align="top"/>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 fo:font-size="16pt" style:font-size-asian="16pt" style:font-size-complex="16pt"/>
    </style:style>
    <style:style style:name="ce44" style:family="table-cell" style:parent-style-name="Default">
      <style:text-properties style:font-name="Calibri" fo:font-size="16pt" style:font-size-asian="16pt" style:font-size-complex="16pt"/>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text-properties style:font-name="Calibri"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2" style:family="table-cell" style:parent-style-name="Default" style:data-style-name="N0">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3" style:family="table-cell" style:parent-style-name="Default">
      <style:table-cell-properties fo:background-color="transparent"/>
    </style:style>
    <style:style style:name="ce72" style:family="table-cell" style:parent-style-name="Default" style:data-style-name="N0"/>
    <style:style style:name="gr1" style:family="graphic">
      <style:graphic-properties draw:marker-start="Arrowheads_20_1" draw:marker-start-width="0.2cm" draw:marker-start-center="false" draw:fill="solid" draw:fill-color="#ffffc0" draw:auto-grow-height="true" draw:auto-grow-width="false" fo:min-height="3.953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5.96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fo:font-size="11pt" fo:font-weight="normal" style:font-size-asian="11pt" style:font-size-complex="11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3">
        <office:forms form:automatic-focus="false" form:apply-design-mode="false"/>
        <table:table-column table:style-name="co3" table:default-cell-style-name="ce26"/>
        <table:table-column table:style-name="co4" table:default-cell-style-name="ce32"/>
        <table:table-column table:style-name="co5" table:visibility="collapse" table:default-cell-style-name="Default"/>
        <table:table-column table:style-name="co6" table:default-cell-style-name="Default"/>
        <table:table-column table:style-name="co8" table:default-cell-style-name="Default"/>
        <table:table-column table:style-name="co10" table:default-cell-style-name="ce58"/>
        <table:table-column table:style-name="co7" table:number-columns-repeated="1017" table:default-cell-style-name="Default"/>
        <table:table-column table:style-name="co11" table:default-cell-style-name="Default"/>
        <table:table-row table:style-name="ro1">
          <table:table-cell table:style-name="ce1"/>
          <table:table-cell table:style-name="ce8" office:value-type="string" calcext:value-type="string">
            <office:annotation draw:style-name="gr1" draw:text-style-name="P2" svg:width="17.543cm" svg:height="4.153cm" svg:x="18.414cm" svg:y="0cm" draw:caption-point-x="-2.784cm" draw:caption-point-y="0.01cm">
              <dc:date>2021-08-10T00:00:00</dc:date>
              <text:p text:style-name="P1"><text:span text:style-name="T1">Le diagnostic se fait sur un échantillon de pages incluant au minimum :</text:span></text:p>
              <text:p text:style-name="P1"><text:span text:style-name="T1"/></text:p>
              <text:p text:style-name="P1"><text:span text:style-name="T1">- la page d’accueil ;</text:span></text:p>
              <text:p text:style-name="P1"><text:span text:style-name="T1">- une page de formulaire si elle existe :</text:span></text:p>
              <text:p text:style-name="P1"><text:span text:style-name="T1">- une page de résultats de recherche si elle existe ;</text:span></text:p>
              <text:p text:style-name="P1"><text:span text:style-name="T1">- une page avec des fichiers en téléchargement si elle existe ;</text:span></text:p>
              <text:p text:style-name="P1"><text:span text:style-name="T1">- une page de contenu, la plus riche possible (préférer la présence d’images, d’infographies, de vidéos, de titres et sous-titres plutôt qu’une page de texte seul).</text:span></text:p>
            </office:annotation>
            <text:p>URL de l’échantillon testé : Page 1 :</text:p>
          </table:table-cell>
          <table:table-cell table:style-name="ce1"/>
          <table:table-cell table:style-name="ce1" office:value-type="string" calcext:value-type="string">
            <text:p><text:a xlink:href="https://design.numerique.gouv.fr/demo/mauvais-exemple/" xlink:type="simple">https://design.numerique.gouv.fr/demo/mauvais-exemple/</text:a></text:p>
          </table:table-cell>
          <table:table-cell table:style-name="ce1"/>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2 :</text:p>
          </table:table-cell>
          <table:table-cell table:style-name="ce1"/>
          <table:table-cell table:style-name="ce1" office:value-type="string" calcext:value-type="string">
            <text:p>Ceci est un exercice, l’échantillon ne comprend donc pas d’autres pages</text:p>
          </table:table-cell>
          <table:table-cell table:style-name="ce1"/>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3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4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5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12">
          <table:table-cell table:style-name="ce2" office:value-type="string" calcext:value-type="string">
            <office:annotation draw:style-name="gr2" draw:text-style-name="P4" svg:width="4.53cm" svg:height="2.316cm" svg:x="1.998cm" svg:y="0.757cm" draw:caption-point-x="-0.61cm" draw:caption-point-y="1.51cm">
              <dc:date>2021-04-30T00:00:00</dc:date>
              <text:p text:style-name="P3"><text:span text:style-name="T2">La mention [a11é] indique que le critère est présent dans le Référentiel général d’amélioration de l’accessibilité (RGAA).</text:span></text:p>
            </office:annotation>
            <text:p>N°</text:p>
          </table:table-cell>
          <table:table-cell table:style-name="ce9" office:value-type="string" calcext:value-type="string">
            <text:p>Critères</text:p>
          </table:table-cell>
          <table:table-cell table:style-name="ce2" office:value-type="string" calcext:value-type="string">
            <text:p>Pourquoi</text:p>
          </table:table-cell>
          <table:table-cell table:style-name="ce2" office:value-type="string" calcext:value-type="string">
            <text:p>Contrôle</text:p>
          </table:table-cell>
          <table:table-cell table:style-name="ce2" office:value-type="string" calcext:value-type="string">
            <office:annotation draw:style-name="gr3" draw:text-style-name="P6" svg:width="7.728cm" svg:height="6.165cm" svg:x="37.159cm" svg:y="3.9cm" draw:caption-point-x="-1.269cm" draw:caption-point-y="-1.633cm">
              <dc:date>2021-03-10T00:00:00</dc:date>
              <text:p text:style-name="P5"><text:span text:style-name="T3">🤩 </text:span><text:span text:style-name="T3">[C'est bon] Le critère est parfaitement rempli.</text:span></text:p>
              <text:p text:style-name="P5"><text:span text:style-name="T3"/></text:p>
              <text:p text:style-name="P5"><text:span text:style-name="T3">🤔 </text:span><text:span text:style-name="T3">[C'est presque bon] Le critère n'est pas totalement rempli, mais dans l'ensemble il est plutôt respecté même s'il reste quelques aspects à corriger.</text:span></text:p>
              <text:p text:style-name="P5"><text:span text:style-name="T3"/></text:p>
              <text:p text:style-name="P5"><text:span text:style-name="T3">😤 </text:span><text:span text:style-name="T3">[C'est moins que presque bon] Le critère n'est pas rempli et si, ça et là, des choses conviennent, c'est un peu par hasard.</text:span></text:p>
              <text:p text:style-name="P5"><text:span text:style-name="T3"/></text:p>
              <text:p text:style-name="P5"><text:span text:style-name="T3">✖ </text:span><text:span text:style-name="T3">Le site ou la démarche n'est pas concerné par le critère.</text:span></text:p>
            </office:annotation>
            <text:p>Résultat du contrôle</text:p>
          </table:table-cell>
          <table:table-cell table:style-name="ce48" office:value-type="string" calcext:value-type="string">
            <text:p>Commentaire</text:p>
          </table:table-cell>
          <table:table-cell table:style-name="ce13" table:number-columns-repeated="18"/>
          <table:table-cell table:style-name="ce42" table:number-columns-repeated="1000"/>
        </table:table-row>
        <table:table-row table:style-name="ro13">
          <table:table-cell table:style-name="ce3"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6" office:value-type="string" calcext:value-type="string">
            <text:p>Sur l’échantillon, tester les différents formats d’écran avec un smartphone ou en modifiant la taille de la fenêtre sur ordinateur.</text:p>
          </table:table-cell>
          <table:table-cell table:style-name="ce39" table:content-validation-name="val1" office:value-type="string" calcext:value-type="string">
            <text:p>😤</text:p>
          </table:table-cell>
          <table:table-cell table:style-name="ce56" office:value-type="string" calcext:value-type="string">
            <text:p>Au format écran de smartphone, le texte est coupé sur la droite et il faut accéder à la barre de défilement horizontal pour avoir accès à l’ensemble du contenu.</text:p>
          </table:table-cell>
          <table:table-cell table:number-columns-repeated="1018"/>
        </table:table-row>
        <table:table-row table:style-name="ro13">
          <table:table-cell table:style-name="ce3"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6"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float" office:value="3" calcext:value-type="float">
            <text:p>3</text:p>
          </table:table-cell>
          <table:table-cell table:style-name="ce29" office:value-type="string" calcext:value-type="string">
            <text:p>Lorsqu’il effectue une démarche en ligne, l’usager sait à quelle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6"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6"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9" table:content-validation-name="val1" office:value-type="string" calcext:value-type="string">
            <text:p>😤</text:p>
          </table:table-cell>
          <table:table-cell table:style-name="ce56" office:value-type="string" calcext:value-type="string">
            <text:p>Le champ « Votre adresse électronique » (en jaune) n’est pas accessible à la navigation clavier.</text:p>
            <text:p>L’ordre de tabulation des liens dans le texte n’est pas cohérent.</text:p>
          </table:table-cell>
          <table:table-cell table:number-columns-repeated="1018"/>
        </table:table-row>
        <table:table-row table:style-name="ro13">
          <table:table-cell table:style-name="ce3" office:value-type="float" office:value="5" calcext:value-type="float">
            <text:p>5</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6" office:value-type="string"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39" table:content-validation-name="val1" office:value-type="string" calcext:value-type="string">
            <text:p>🤔</text:p>
          </table:table-cell>
          <table:table-cell table:style-name="ce56" office:value-type="string" calcext:value-type="string">
            <text:p>Il est bien possible de revenir à la page d’accueil, par exemple en cliquant sur l’entête ou sur « Accueil » ; en revanche, la position de la page dans l’arborescence n’est pas indiquée.</text:p>
          </table:table-cell>
          <table:table-cell table:number-columns-repeated="1018"/>
        </table:table-row>
        <table:table-row table:style-name="ro13">
          <table:table-cell table:style-name="ce3"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6" office:value-type="string" calcext:value-type="string">
            <text:p>Dans le menu du navigateur, choisir l’aperçu avant impression et contrôler que :</text:p>
            <text:p/>
            <text:p>- Les éléments inutiles dans une version papier ont bien disparu (notamment les menus ou autre bloc de navigation) ;</text:p>
            <text:p>- Il n’existe pas de gros aplats de couleur.</text:p>
          </table:table-cell>
          <table:table-cell table:style-name="ce39" table:content-validation-name="val1" office:value-type="string" calcext:value-type="string">
            <text:p>🤔</text:p>
          </table:table-cell>
          <table:table-cell table:style-name="ce56" office:value-type="string" calcext:value-type="string">
            <text:p>L’entête et le pied de page n’apparaissent pas ; en revanche, le sur-footer (partie abonnements aux réseaux sociaux) est présent à l’impression.</text:p>
          </table:table-cell>
          <table:table-cell table:number-columns-repeated="1018"/>
        </table:table-row>
        <table:table-row table:style-name="ro13">
          <table:table-cell table:style-name="ce3"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6"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9" table:content-validation-name="val1" office:value-type="string" calcext:value-type="string">
            <text:p>🤩</text:p>
          </table:table-cell>
          <table:table-cell table:style-name="ce56" office:value-type="string" calcext:value-type="string">
            <text:p>Oui, c’est bien le cas : voir dans le pied de page.</text:p>
          </table:table-cell>
          <table:table-cell table:number-columns-repeated="1018"/>
        </table:table-row>
        <table:table-row table:style-name="ro13">
          <table:table-cell table:style-name="ce3"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6"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9" table:content-validation-name="val1" office:value-type="string" calcext:value-type="string">
            <text:p>😤</text:p>
          </table:table-cell>
          <table:table-cell table:style-name="ce56" office:value-type="string" calcext:value-type="string">
            <text:p>Le liens dans le texte ne sont indiqués que par un changement de couleur (les liens sont en bleus, le texte en noir).</text:p>
            <text:p>De même, le champ obligatoire dans la partie formulaire n’est indiqué que par un changement de couleur (jaune au lieu de gris).</text:p>
          </table:table-cell>
          <table:table-cell table:number-columns-repeated="1018"/>
        </table:table-row>
        <table:table-row table:style-name="ro13">
          <table:table-cell table:style-name="ce3"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6"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39" table:content-validation-name="val1" office:value-type="string" calcext:value-type="string">
            <text:p>😤</text:p>
          </table:table-cell>
          <table:table-cell table:style-name="ce56" office:value-type="string" calcext:value-type="string">
            <text:p>L’image avec tous les éléments constitutifs d’une bicyclette n’a, comme alternative textuelle, que « L’anatomie d’une bicyclette ». La déperdition d’information est suffisamment conséquente pour que cette alternative soit considérée comme non pertinente.</text:p>
            <text:p>En revanche, la photo a une alternative vide, ce qui est correct dans la mesure où il s’agit d’une image décorative.</text:p>
          </table:table-cell>
          <table:table-cell table:number-columns-repeated="1018"/>
        </table:table-row>
        <table:table-row table:style-name="ro13">
          <table:table-cell table:style-name="ce3" office:value-type="string" calcext:value-type="string">
            <text:p>10 [a11é]</text:p>
          </table:table-cell>
          <table:table-cell table:style-name="ce28" office:value-type="string" calcext:value-type="string">
            <text:p>La langue principale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6"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9" table:content-validation-name="val1" office:value-type="string" calcext:value-type="string">
            <text:p>🤩</text:p>
          </table:table-cell>
          <table:table-cell table:style-name="ce56" office:value-type="string" calcext:value-type="string">
            <text:p>L’attribut langue est bien indiqué au bon endroit dans le code.</text:p>
          </table:table-cell>
          <table:table-cell table:number-columns-repeated="1018"/>
        </table:table-row>
        <table:table-row table:style-name="ro13">
          <table:table-cell table:style-name="ce3"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6"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9" table:content-validation-name="val1" office:value-type="string" calcext:value-type="string">
            <text:p>🤩</text:p>
          </table:table-cell>
          <table:table-cell table:style-name="ce56" office:value-type="string" calcext:value-type="string">
            <text:p>RAS</text:p>
          </table:table-cell>
          <table:table-cell table:number-columns-repeated="1018"/>
        </table:table-row>
        <table:table-row table:style-name="ro13">
          <table:table-cell table:style-name="ce3"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6" office:value-type="string"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39" table:content-validation-name="val1" office:value-type="string" calcext:value-type="string">
            <text:p>🤔</text:p>
          </table:table-cell>
          <table:table-cell table:style-name="ce56" office:value-type="string" calcext:value-type="string">
            <text:p>L’agrandissement ne pose pas de problème – sauf dans le cas d’un affichage dans une fenêtre réduite.</text:p>
          </table:table-cell>
          <table:table-cell table:number-columns-repeated="1018"/>
        </table:table-row>
        <table:table-row table:style-name="ro13">
          <table:table-cell table:style-name="ce3"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36"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9" table:content-validation-name="val1" office:value-type="string" calcext:value-type="string">
            <text:p>😤</text:p>
          </table:table-cell>
          <table:table-cell table:style-name="ce56" office:value-type="string" calcext:value-type="string">
            <text:p>Le titre de la page qui apparaît dans l’onglet est bien composé des deux éléments attendus (titre de la page et nom du site) ; cependant, le titre donné à la page (« test ») n’est pas pertinent.</text:p>
          </table:table-cell>
          <table:table-cell table:number-columns-repeated="1018"/>
        </table:table-row>
        <table:table-row table:style-name="ro13">
          <table:table-cell table:style-name="ce3"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6"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4">- </text:span><text:span text:style-name="T4"><text:a xlink:href="https://www.gouvernement.fr/charte/charte-graphique-les-fondamentaux/le-systeme-graphique" xlink:type="simple">Le système graphique</text:a></text:span> </text:p>
          </table:table-cell>
          <table:table-cell table:style-name="ce39" table:content-validation-name="val1" office:value-type="string" calcext:value-type="string">
            <text:p>🤩</text:p>
          </table:table-cell>
          <table:table-cell table:style-name="ce56" office:value-type="string" calcext:value-type="string">
            <text:p>La <text:s/>police et les éléments graphiques sont bien ceux de la Marque État.</text:p>
          </table:table-cell>
          <table:table-cell table:number-columns-repeated="1018"/>
        </table:table-row>
        <table:table-row table:style-name="ro13">
          <table:table-cell table:style-name="ce3"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6" office:value-type="string" calcext:value-type="string">
            <text:p>Sur l’échantillon, contrôler que les contrastes sont respectés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9" table:content-validation-name="val1" office:value-type="string" calcext:value-type="string">
            <text:p>😤</text:p>
          </table:table-cell>
          <table:table-cell table:style-name="ce56" office:value-type="string" calcext:value-type="string">
            <text:p>Le contraste entre le titre « Tout savoir sur la bicyclette » et l’arrière plan est de 1.3. </text:p>
            <text:p>Ça n’est pas suffisant.</text:p>
          </table:table-cell>
          <table:table-cell table:number-columns-repeated="1018"/>
        </table:table-row>
        <table:table-row table:style-name="ro13">
          <table:table-cell table:style-name="ce3"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6" office:value-type="string"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9" table:content-validation-name="val1" office:value-type="string" calcext:value-type="string">
            <text:p>😤</text:p>
          </table:table-cell>
          <table:table-cell table:style-name="ce56" office:value-type="string" calcext:value-type="string">
            <text:p>Les titres de niveau 2 sont indiqués comme étant de niveau 3. La partie « Mieux se connaître » est indiquée comme étant une sous-partie de « Tout savoir sur le RGAA ».</text:p>
          </table:table-cell>
          <table:table-cell table:number-columns-repeated="1018"/>
        </table:table-row>
        <table:table-row table:style-name="ro13">
          <table:table-cell table:style-name="ce3"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6"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9" table:content-validation-name="val1" office:value-type="string" calcext:value-type="string">
            <text:p>😤</text:p>
          </table:table-cell>
          <table:table-cell table:style-name="ce56" office:value-type="string" calcext:value-type="string">
            <text:p>Lorsque l’on clique sur  « Votre adresse électronique », le curseur n’apparaît pas dans le champ correspondant ; c’est également le cas avec l’intitulé « Vous aimez... ».</text:p>
            <text:p/>
            <text:p>Le format attendu dans le champ « Votre adresse électronique » n’est pas indiqué.</text:p>
            <text:p/>
            <text:p>Comme signalé par ailleurs, le champ obligatoire n’est indiqué que par un changement de couleur.</text:p>
          </table:table-cell>
          <table:table-cell table:number-columns-repeated="1018"/>
        </table:table-row>
        <table:table-row table:style-name="ro13">
          <table:table-cell table:style-name="ce3"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6" office:value-type="string" calcext:value-type="string">
            <text:p>Sur l’ensemble de l’échantillon, vérifier que seuls les liens sont soulignés.</text:p>
          </table:table-cell>
          <table:table-cell table:style-name="ce39" table:content-validation-name="val1" office:value-type="string" calcext:value-type="string">
            <text:p>🤔</text:p>
          </table:table-cell>
          <table:table-cell table:style-name="ce56" office:value-type="string" calcext:value-type="string">
            <text:p>Tous les liens ne sont pas soulignés et, comme signalé par ailleurs, leur nature n’est indiquée que par un changement de couleur.</text:p>
          </table:table-cell>
          <table:table-cell table:number-columns-repeated="1018"/>
        </table:table-row>
        <table:table-row table:style-name="ro13">
          <table:table-cell table:style-name="ce3"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6"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9" table:content-validation-name="val1" office:value-type="string" calcext:value-type="string">
            <text:p>😤</text:p>
          </table:table-cell>
          <table:table-cell table:style-name="ce56" office:value-type="string" calcext:value-type="string">
            <text:p>Le lien « ici » (dans « vous pouvez tout à fait télécharger le rgaa ici ») n’indique aucune des informations attendues.</text:p>
          </table:table-cell>
          <table:table-cell table:number-columns-repeated="1018"/>
        </table:table-row>
        <table:table-row table:style-name="ro13">
          <table:table-cell table:style-name="ce3"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6" office:value-type="string" calcext:value-type="string">
            <text:p>Si une identification est requise, contrôler qu’il est proposé à l’usager de s’authentifier via FranceConnect.</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6"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6" office:value-type="string" calcext:value-type="string">
            <text:p><text:span text:style-name="T4">Contrôler que l</text:span>es démarches en ligne sont <text:a xlink:href="https://www.service-public.fr/P10015" xlink:type="simple">référencées sur service-public.fr</text:a>.</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6" office:value-type="string"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13">
          <table:table-cell table:style-name="ce3"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6"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9" table:content-validation-name="val1" office:value-type="string" calcext:value-type="string">
            <text:p>🤩</text:p>
          </table:table-cell>
          <table:table-cell table:style-name="ce56" office:value-type="string" calcext:value-type="string">
            <text:p>C’est même ici un très bon exemple de ce qu’il faut faire.</text:p>
          </table:table-cell>
          <table:table-cell table:number-columns-repeated="1018"/>
        </table:table-row>
        <table:table-row table:style-name="ro13">
          <table:table-cell table:style-name="ce3"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6"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9" table:content-validation-name="val1" office:value-type="string" calcext:value-type="string">
            <text:p>🤩</text:p>
          </table:table-cell>
          <table:table-cell table:style-name="ce56" office:value-type="string" calcext:value-type="string">
            <text:p>C’est ok si on considère que les réseaux sociaux sont des moyens de contact (ce qui est le cas chez nous).</text:p>
          </table:table-cell>
          <table:table-cell table:number-columns-repeated="1018"/>
        </table:table-row>
        <table:table-row table:style-name="ro13">
          <table:table-cell table:style-name="ce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6"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9" table:content-validation-name="val1" office:value-type="string" calcext:value-type="string">
            <text:p>🤩</text:p>
          </table:table-cell>
          <table:table-cell table:style-name="ce56" office:value-type="string" calcext:value-type="string">
            <text:p>Le document téléchargeable (le RGAA, lien « ici » en bas du texte) n’est pas de nature à être modifié et est bien au format PDF.</text:p>
          </table:table-cell>
          <table:table-cell table:number-columns-repeated="1018"/>
        </table:table-row>
        <table:table-row table:style-name="ro14">
          <table:table-cell table:style-name="ce14"/>
          <table:table-cell table:style-name="ce14" office:value-type="string" calcext:value-type="string">
            <text:p>Résultat</text:p>
          </table:table-cell>
          <table:table-cell table:style-name="ce35" table:formula="of:=[Calcul.F30]" office:value-type="string" office:string-value="9/20 ( ...5,8/20 en ce qui concerne exclusivement l'accessibilité)" calcext:value-type="string" table:number-columns-spanned="3" table:number-rows-spanned="1">
            <text:p>9/20 ( ...5,8/20 en ce qui concerne exclusivement l'accessibilité)</text:p>
          </table:table-cell>
          <table:covered-table-cell table:style-name="ce14"/>
          <table:covered-table-cell table:style-name="ce40"/>
          <table:table-cell table:style-name="ce57" office:value-type="string" calcext:value-type="string">
            <text:p>Commentaires complémentaires</text:p>
            <text:p/>
            <text:p><text:span text:style-name="T5">Les liens n’ont pas un intitulé pertinent, ce qui est une grave erreur d’accessibilité car (par exemple) la navigation via un lecteur d’écran ne permet alors pas à l’utilisateur de savoir ce vers quoi dirige le lien.</text:span></text:p>
            <text:p/>
            <text:p><text:span text:style-name="T5">Le code HTML n’est pas valide au regard du W3C (deux « id » identiques).</text:span></text:p>
          </table:table-cell>
          <table:table-cell table:style-name="ce41" table:number-columns-repeated="18"/>
          <table:table-cell table:style-name="ce43" table:number-columns-repeated="999"/>
          <table:table-cell table:style-name="ce44"/>
        </table:table-row>
        <table:table-row table:style-name="ro15"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6" table:number-rows-repeated="1047576">
          <table:table-cell table:number-columns-repeated="1024"/>
        </table:table-row>
        <table:table-row table:style-name="ro6">
          <table:table-cell table:number-columns-repeated="1024"/>
        </table:table-row>
      </table:table>
      <table:table table:name="A propos" table:style-name="ta2">
        <table:table-column table:style-name="co9" table:default-cell-style-name="ce71"/>
        <table:table-column table:style-name="co7" table:number-columns-repeated="63" table:default-cell-style-name="Default"/>
        <table:table-row table:style-name="ro7">
          <table:table-cell table:style-name="ce70"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8">
          <table:table-cell table:style-name="ce70"/>
          <table:table-cell table:number-columns-repeated="63"/>
        </table:table-row>
        <table:table-row table:style-name="ro9">
          <table:table-cell table:style-name="ce70" office:value-type="string" calcext:value-type="string">
            <text:p>Le diagnostic se fait sur un échantillon de pages incluant au minimum : <text:s/>la page d’accueil ; une page de formulaire si elle existe ; <text:s/>une page de résultats de rechercher si elle existe ; une page avec des fichiers en téléchargement si elle existe ; une page de contenu, la plus riche possible (préférer la présence d’images, d’infographies, de vidéos, de titres et sous-titres plutôt qu’une page de texte seul).</text:p>
          </table:table-cell>
          <table:table-cell table:number-columns-repeated="63"/>
        </table:table-row>
        <table:table-row table:style-name="ro8">
          <table:table-cell table:style-name="ce70"/>
          <table:table-cell table:number-columns-repeated="63"/>
        </table:table-row>
        <table:table-row table:style-name="ro10">
          <table:table-cell table:style-name="ce70"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8" table:number-rows-repeated="992">
          <table:table-cell table:style-name="ce70"/>
          <table:table-cell table:number-columns-repeated="63"/>
        </table:table-row>
        <table:table-row table:style-name="ro6" table:number-rows-repeated="1047577">
          <table:table-cell table:number-columns-repeated="64"/>
        </table:table-row>
        <table:table-row table:style-name="ro1">
          <table:table-cell table:number-columns-repeated="64"/>
        </table:table-row>
        <table:table-row table:style-name="ro1">
          <table:table-cell table:number-columns-repeated="64"/>
        </table:table-row>
      </table:table>
      <table:table table:name="Calcul" table:style-name="ta4">
        <table:table-column table:style-name="co3" table:default-cell-style-name="Default"/>
        <table:table-column table:style-name="co12" table:default-cell-style-name="Default"/>
        <table:table-column table:style-name="co13" table:number-columns-repeated="2" table:default-cell-style-name="Default"/>
        <table:table-column table:style-name="co7" table:number-columns-repeated="60" table:default-cell-style-name="Default"/>
        <table:table-row table:style-name="ro16">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7">
          <table:table-cell table:style-name="ce15" table:formula="of:=[$'Diagnostic flash'.A7]" office:value-type="string" office:string-value="1 [a11é]" calcext:value-type="string">
            <text:p>1 [a11é]</text:p>
          </table:table-cell>
          <table:table-cell table:style-name="ce15" table:formula="of:=[$'Diagnostic flash'.B7]" office:value-type="string" office:string-value="Le site est optimisé pour toutes les tailles d’écran" calcext:value-type="string">
            <text:p>Le site est optimisé pour toutes les tailles d’écran</text:p>
          </table:table-cell>
          <table:table-cell table:style-name="ce15" table:formula="of:=[$'Diagnostic flash'.C7]"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7]"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7]" office:value-type="string" office:string-value="😤" calcext:value-type="string">
            <text:p>😤</text:p>
          </table:table-cell>
          <table:table-cell table:style-name="ce19" table:formula="of:=IF(ISBLANK([.E2]);&quot;&quot;;IF([.E2]=&quot;🤩&quot;;1;IF([.E2]=&quot;🤔&quot;;0.5;IF([.E2]=&quot;😤&quot;;0;&quot;&quot;))))" office:value-type="float" office:value="0" calcext:value-type="float">
            <text:p>0</text:p>
          </table:table-cell>
          <table:table-cell table:style-name="ce51" table:formula="of:=[.F2]" office:value-type="float" office:value="0" calcext:value-type="float">
            <text:p>0</text:p>
          </table:table-cell>
          <table:table-cell table:style-name="ce72" table:formula="of:=IF([.E2]=0;&quot;&quot;;1)" office:value-type="float" office:value="1" calcext:value-type="float">
            <text:p>1</text:p>
          </table:table-cell>
          <table:table-cell table:style-name="ce72" table:formula="of:=IF([.E2]=0;&quot;&quot;;1)" office:value-type="float" office:value="1" calcext:value-type="float">
            <text:p>1</text:p>
          </table:table-cell>
          <table:table-cell table:number-columns-repeated="55"/>
        </table:table-row>
        <table:table-row table:style-name="ro17">
          <table:table-cell table:style-name="ce15" table:formula="of:=[$'Diagnostic flash'.A8]" office:value-type="float" office:value="2" calcext:value-type="float">
            <text:p>2</text:p>
          </table:table-cell>
          <table:table-cell table:style-name="ce15" table:formula="of:=[$'Diagnostic flash'.B8]"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8]"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8]"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8]" office:value-type="string" office:string-value="✖" calcext:value-type="string">
            <text:p>✖</text:p>
          </table:table-cell>
          <table:table-cell table:style-name="ce15" table:formula="of:=IF(ISBLANK([.E3]);&quot;&quot;;IF([.E3]=&quot;🤩&quot;;1;IF([.E3]=&quot;🤔&quot;;0.5;IF([.E3]=&quot;😤&quot;;0;&quot;&quot;))))">
            <text:p/>
          </table:table-cell>
          <table:table-cell table:style-name="ce52" table:formula="of:=[.F5]" office:value-type="float" office:value="0" calcext:value-type="float">
            <text:p>0</text:p>
          </table:table-cell>
          <table:table-cell table:style-name="ce72" table:formula="of:=IF([.E3]=0;&quot;&quot;;1)" office:value-type="float" office:value="1" calcext:value-type="float">
            <text:p>1</text:p>
          </table:table-cell>
          <table:table-cell table:style-name="ce72" table:formula="of:=IF([.E5]=0;&quot;&quot;;1)" office:value-type="float" office:value="1" calcext:value-type="float">
            <text:p>1</text:p>
          </table:table-cell>
          <table:table-cell table:number-columns-repeated="55"/>
        </table:table-row>
        <table:table-row table:style-name="ro17">
          <table:table-cell table:style-name="ce15" table:formula="of:=[$'Diagnostic flash'.A9]" office:value-type="float" office:value="3" calcext:value-type="float">
            <text:p>3</text:p>
          </table:table-cell>
          <table:table-cell table:style-name="ce15" table:formula="of:=[$'Diagnostic flash'.B9]" office:value-type="string" office:string-value="Lorsqu’il effectue une démarche en ligne, l’usager sait à quelle étape il en est et peut revenir à une étape précédente" calcext:value-type="string">
            <text:p>Lorsqu’il effectue une démarche en ligne, l’usager sait à quelle étape il en est et peut revenir à une étape précédente</text:p>
          </table:table-cell>
          <table:table-cell table:style-name="ce15" table:formula="of:=[$'Diagnostic flash'.C9]"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9]"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9]" office:value-type="string" office:string-value="✖" calcext:value-type="string">
            <text:p>✖</text:p>
          </table:table-cell>
          <table:table-cell table:style-name="ce15" table:formula="of:=IF(ISBLANK([.E4]);&quot;&quot;;IF([.E4]=&quot;🤩&quot;;1;IF([.E4]=&quot;🤔&quot;;0.5;IF([.E4]=&quot;😤&quot;;0;&quot;&quot;))))">
            <text:p/>
          </table:table-cell>
          <table:table-cell table:style-name="ce52" table:formula="of:=[.F8]" office:value-type="float" office:value="1" calcext:value-type="float">
            <text:p>1</text:p>
          </table:table-cell>
          <table:table-cell table:style-name="ce72" table:formula="of:=IF([.E4]=0;&quot;&quot;;1)" office:value-type="float" office:value="1" calcext:value-type="float">
            <text:p>1</text:p>
          </table:table-cell>
          <table:table-cell table:style-name="ce72" table:formula="of:=IF([.E8]=0;&quot;&quot;;1)" office:value-type="float" office:value="1" calcext:value-type="float">
            <text:p>1</text:p>
          </table:table-cell>
          <table:table-cell table:number-columns-repeated="55"/>
        </table:table-row>
        <table:table-row table:style-name="ro17">
          <table:table-cell table:style-name="ce15" table:formula="of:=[$'Diagnostic flash'.A10]" office:value-type="string" office:string-value="4 [a11é]" calcext:value-type="string">
            <text:p>4 [a11é]</text:p>
          </table:table-cell>
          <table:table-cell table:style-name="ce15" table:formula="of:=[$'Diagnostic flash'.B10]"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10]"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10]"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10]" office:value-type="string" office:string-value="😤" calcext:value-type="string">
            <text:p>😤</text:p>
          </table:table-cell>
          <table:table-cell table:style-name="ce19" table:formula="of:=IF(ISBLANK([.E5]);&quot;&quot;;IF([.E5]=&quot;🤩&quot;;1;IF([.E5]=&quot;🤔&quot;;0.5;IF([.E5]=&quot;😤&quot;;0;&quot;&quot;))))" office:value-type="float" office:value="0" calcext:value-type="float">
            <text:p>0</text:p>
          </table:table-cell>
          <table:table-cell table:style-name="ce51" table:formula="of:=[.F9]" office:value-type="float" office:value="0" calcext:value-type="float">
            <text:p>0</text:p>
          </table:table-cell>
          <table:table-cell table:style-name="ce72" table:formula="of:=IF([.E5]=0;&quot;&quot;;1)" office:value-type="float" office:value="1" calcext:value-type="float">
            <text:p>1</text:p>
          </table:table-cell>
          <table:table-cell table:style-name="ce72" table:formula="of:=IF([.E9]=0;&quot;&quot;;1)" office:value-type="float" office:value="1" calcext:value-type="float">
            <text:p>1</text:p>
          </table:table-cell>
          <table:table-cell table:number-columns-repeated="55"/>
        </table:table-row>
        <table:table-row table:style-name="ro17">
          <table:table-cell table:style-name="ce15" table:formula="of:=[$'Diagnostic flash'.A11]" office:value-type="float" office:value="5" calcext:value-type="float">
            <text:p>5</text:p>
          </table:table-cell>
          <table:table-cell table:style-name="ce15" table:formula="of:=[$'Diagnostic flash'.B11]"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11]"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11]" office:value-type="string" office:string-value="Sur l’échantillon, contrôler que :&#10;&#10;- Il est possible de revenir à la page d’accueil depuis toutes les pages, par exemple via le menu de navigation, le fil d’Ariane ou le bandeau d’entête ;&#10;- La page d’erreur 404 permet la reprise de la navigation : pour tester, taper un nom de page inexistant après &quot;/&quot; (par exemple design.numerique.gouv.fr/voilàvoilà).&#10;"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15" table:formula="of:=[$'Diagnostic flash'.E11]" office:value-type="string" office:string-value="🤔" calcext:value-type="string">
            <text:p>🤔</text:p>
          </table:table-cell>
          <table:table-cell table:style-name="ce15" table:formula="of:=IF(ISBLANK([.E6]);&quot;&quot;;IF([.E6]=&quot;🤩&quot;;1;IF([.E6]=&quot;🤔&quot;;0.5;IF([.E6]=&quot;😤&quot;;0;&quot;&quot;))))" office:value-type="float" office:value="0.5" calcext:value-type="float">
            <text:p>0,5</text:p>
          </table:table-cell>
          <table:table-cell table:style-name="ce52" table:formula="of:=[.F10]" office:value-type="float" office:value="0" calcext:value-type="float">
            <text:p>0</text:p>
          </table:table-cell>
          <table:table-cell table:style-name="ce72" table:formula="of:=IF([.E6]=0;&quot;&quot;;1)" office:value-type="float" office:value="1" calcext:value-type="float">
            <text:p>1</text:p>
          </table:table-cell>
          <table:table-cell table:style-name="ce72" table:formula="of:=IF([.E10]=0;&quot;&quot;;1)" office:value-type="float" office:value="1" calcext:value-type="float">
            <text:p>1</text:p>
          </table:table-cell>
          <table:table-cell table:number-columns-repeated="55"/>
        </table:table-row>
        <table:table-row table:style-name="ro17">
          <table:table-cell table:style-name="ce15" table:formula="of:=[$'Diagnostic flash'.A12]" office:value-type="float" office:value="6" calcext:value-type="float">
            <text:p>6</text:p>
          </table:table-cell>
          <table:table-cell table:style-name="ce15" table:formula="of:=[$'Diagnostic flash'.B12]"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12]"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12]" office:value-type="string" office:string-value="Dans le menu du navigateur, choisir l’aperçu avant impression et contrôler que :&#10;&#10;- Les éléments inutiles dans une version papier ont bien disparu (notamment les menus ou autre bloc de navigation) ;&#10;- Il n’existe pas de gros aplats de couleur." calcext:value-type="string">
            <text:p>Dans le menu du navigateur, choisir l’aperçu avant impression et contrôler que :</text:p>
            <text:p/>
            <text:p>- Les éléments inutiles dans une version papier ont bien disparu (notamment les menus ou autre bloc de navigation) ;</text:p>
            <text:p>- Il n’existe pas de gros aplats de couleur.</text:p>
          </table:table-cell>
          <table:table-cell table:style-name="ce15" table:formula="of:=[$'Diagnostic flash'.E12]" office:value-type="string" office:string-value="🤔" calcext:value-type="string">
            <text:p>🤔</text:p>
          </table:table-cell>
          <table:table-cell table:style-name="ce15" table:formula="of:=IF(ISBLANK([.E7]);&quot;&quot;;IF([.E7]=&quot;🤩&quot;;1;IF([.E7]=&quot;🤔&quot;;0.5;IF([.E7]=&quot;😤&quot;;0;&quot;&quot;))))" office:value-type="float" office:value="0.5" calcext:value-type="float">
            <text:p>0,5</text:p>
          </table:table-cell>
          <table:table-cell table:style-name="ce52" table:formula="of:=[.F11]" office:value-type="float" office:value="1" calcext:value-type="float">
            <text:p>1</text:p>
          </table:table-cell>
          <table:table-cell table:style-name="ce72" table:formula="of:=IF([.E7]=0;&quot;&quot;;1)" office:value-type="float" office:value="1" calcext:value-type="float">
            <text:p>1</text:p>
          </table:table-cell>
          <table:table-cell table:style-name="ce72" table:formula="of:=IF([.E11]=0;&quot;&quot;;1)" office:value-type="float" office:value="1" calcext:value-type="float">
            <text:p>1</text:p>
          </table:table-cell>
          <table:table-cell table:number-columns-repeated="55"/>
        </table:table-row>
        <table:table-row table:style-name="ro17">
          <table:table-cell table:style-name="ce15" table:formula="of:=[$'Diagnostic flash'.A13]" office:value-type="string" office:string-value="7 [a11é]" calcext:value-type="string">
            <text:p>7 [a11é]</text:p>
          </table:table-cell>
          <table:table-cell table:style-name="ce15" table:formula="of:=[$'Diagnostic flash'.B13]" office:value-type="string" office:string-value="Le site a fait l’objet d’un audit de conformité RGAA" calcext:value-type="string">
            <text:p>Le site a fait l’objet d’un audit de conformité RGAA</text:p>
          </table:table-cell>
          <table:table-cell table:style-name="ce15" table:formula="of:=[$'Diagnostic flash'.C13]"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13]"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13]" office:value-type="string" office:string-value="🤩" calcext:value-type="string">
            <text:p>🤩</text:p>
          </table:table-cell>
          <table:table-cell table:style-name="ce19" table:formula="of:=IF(ISBLANK([.E8]);&quot;&quot;;IF([.E8]=&quot;🤩&quot;;1;IF([.E8]=&quot;🤔&quot;;0.5;IF([.E8]=&quot;😤&quot;;0;&quot;&quot;))))" office:value-type="float" office:value="1" calcext:value-type="float">
            <text:p>1</text:p>
          </table:table-cell>
          <table:table-cell table:style-name="ce51" table:formula="of:=[.F13]" office:value-type="float" office:value="0.5" calcext:value-type="float">
            <text:p>0,5</text:p>
          </table:table-cell>
          <table:table-cell table:style-name="ce72" table:formula="of:=IF([.E8]=0;&quot;&quot;;1)" office:value-type="float" office:value="1" calcext:value-type="float">
            <text:p>1</text:p>
          </table:table-cell>
          <table:table-cell table:style-name="ce72" table:formula="of:=IF([.E13]=0;&quot;&quot;;1)" office:value-type="float" office:value="1" calcext:value-type="float">
            <text:p>1</text:p>
          </table:table-cell>
          <table:table-cell table:number-columns-repeated="55"/>
        </table:table-row>
        <table:table-row table:style-name="ro17">
          <table:table-cell table:style-name="ce15" table:formula="of:=[$'Diagnostic flash'.A14]" office:value-type="string" office:string-value="8 [a11é]" calcext:value-type="string">
            <text:p>8 [a11é]</text:p>
          </table:table-cell>
          <table:table-cell table:style-name="ce15" table:formula="of:=[$'Diagnostic flash'.B14]" office:value-type="string" office:string-value="Aucune information n’est véhiculée que par la couleur" calcext:value-type="string">
            <text:p>Aucune information n’est véhiculée que par la couleur</text:p>
          </table:table-cell>
          <table:table-cell table:style-name="ce15" table:formula="of:=[$'Diagnostic flash'.C14]"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14]"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14]" office:value-type="string" office:string-value="😤" calcext:value-type="string">
            <text:p>😤</text:p>
          </table:table-cell>
          <table:table-cell table:style-name="ce19" table:formula="of:=IF(ISBLANK([.E9]);&quot;&quot;;IF([.E9]=&quot;🤩&quot;;1;IF([.E9]=&quot;🤔&quot;;0.5;IF([.E9]=&quot;😤&quot;;0;&quot;&quot;))))" office:value-type="float" office:value="0" calcext:value-type="float">
            <text:p>0</text:p>
          </table:table-cell>
          <table:table-cell table:style-name="ce52" table:formula="of:=[.F14]" office:value-type="float" office:value="0" calcext:value-type="float">
            <text:p>0</text:p>
          </table:table-cell>
          <table:table-cell table:style-name="ce72" table:formula="of:=IF([.E9]=0;&quot;&quot;;1)" office:value-type="float" office:value="1" calcext:value-type="float">
            <text:p>1</text:p>
          </table:table-cell>
          <table:table-cell table:style-name="ce72" table:formula="of:=IF([.E14]=0;&quot;&quot;;1)" office:value-type="float" office:value="1" calcext:value-type="float">
            <text:p>1</text:p>
          </table:table-cell>
          <table:table-cell table:number-columns-repeated="55"/>
        </table:table-row>
        <table:table-row table:style-name="ro17">
          <table:table-cell table:style-name="ce15" table:formula="of:=[$'Diagnostic flash'.A15]" office:value-type="string" office:string-value="9 [a11é]" calcext:value-type="string">
            <text:p>9 [a11é]</text:p>
          </table:table-cell>
          <table:table-cell table:style-name="ce15" table:formula="of:=[$'Diagnostic flash'.B15]"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5]"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5]"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e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15" table:formula="of:=[$'Diagnostic flash'.E15]" office:value-type="string" office:string-value="😤" calcext:value-type="string">
            <text:p>😤</text:p>
          </table:table-cell>
          <table:table-cell table:style-name="ce19" table:formula="of:=IF(ISBLANK([.E10]);&quot;&quot;;IF([.E10]=&quot;🤩&quot;;1;IF([.E10]=&quot;🤔&quot;;0.5;IF([.E10]=&quot;😤&quot;;0;&quot;&quot;))))" office:value-type="float" office:value="0" calcext:value-type="float">
            <text:p>0</text:p>
          </table:table-cell>
          <table:table-cell table:style-name="ce51" table:formula="of:=[.F16]" office:value-type="float" office:value="0" calcext:value-type="float">
            <text:p>0</text:p>
          </table:table-cell>
          <table:table-cell table:style-name="ce72" table:formula="of:=IF([.E10]=0;&quot;&quot;;1)" office:value-type="float" office:value="1" calcext:value-type="float">
            <text:p>1</text:p>
          </table:table-cell>
          <table:table-cell table:style-name="ce72" table:formula="of:=IF([.E16]=0;&quot;&quot;;1)" office:value-type="float" office:value="1" calcext:value-type="float">
            <text:p>1</text:p>
          </table:table-cell>
          <table:table-cell table:number-columns-repeated="55"/>
        </table:table-row>
        <table:table-row table:style-name="ro17">
          <table:table-cell table:style-name="ce15" table:formula="of:=[$'Diagnostic flash'.A16]" office:value-type="string" office:string-value="10 [a11é]" calcext:value-type="string">
            <text:p>10 [a11é]</text:p>
          </table:table-cell>
          <table:table-cell table:style-name="ce15" table:formula="of:=[$'Diagnostic flash'.B16]" office:value-type="string" office:string-value="La langue principale du site est bien définie" calcext:value-type="string">
            <text:p>La langue principale du site est bien définie</text:p>
          </table:table-cell>
          <table:table-cell table:style-name="ce15" table:formula="of:=[$'Diagnostic flash'.C16]"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6]"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6]" office:value-type="string" office:string-value="🤩" calcext:value-type="string">
            <text:p>🤩</text:p>
          </table:table-cell>
          <table:table-cell table:style-name="ce19" table:formula="of:=IF(ISBLANK([.E11]);&quot;&quot;;IF([.E11]=&quot;🤩&quot;;1;IF([.E11]=&quot;🤔&quot;;0.5;IF([.E11]=&quot;😤&quot;;0;&quot;&quot;))))" office:value-type="float" office:value="1" calcext:value-type="float">
            <text:p>1</text:p>
          </table:table-cell>
          <table:table-cell table:style-name="ce51" table:formula="of:=[.F17]" office:value-type="float" office:value="0" calcext:value-type="float">
            <text:p>0</text:p>
          </table:table-cell>
          <table:table-cell table:style-name="ce72" table:formula="of:=IF([.E11]=0;&quot;&quot;;1)" office:value-type="float" office:value="1" calcext:value-type="float">
            <text:p>1</text:p>
          </table:table-cell>
          <table:table-cell table:style-name="ce72" table:formula="of:=IF([.E17]=0;&quot;&quot;;1)" office:value-type="float" office:value="1" calcext:value-type="float">
            <text:p>1</text:p>
          </table:table-cell>
          <table:table-cell table:number-columns-repeated="55"/>
        </table:table-row>
        <table:table-row table:style-name="ro17">
          <table:table-cell table:style-name="ce15" table:formula="of:=[$'Diagnostic flash'.A17]" office:value-type="float" office:value="11" calcext:value-type="float">
            <text:p>11</text:p>
          </table:table-cell>
          <table:table-cell table:style-name="ce15" table:formula="of:=[$'Diagnostic flash'.B17]" office:value-type="string" office:string-value="Les textes sont simples et compréhensibles" calcext:value-type="string">
            <text:p>Les textes sont simples et compréhensibles</text:p>
          </table:table-cell>
          <table:table-cell table:style-name="ce15" table:formula="of:=[$'Diagnostic flash'.C17]"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7]"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7]" office:value-type="string" office:string-value="🤩" calcext:value-type="string">
            <text:p>🤩</text:p>
          </table:table-cell>
          <table:table-cell table:style-name="ce15" table:formula="of:=IF(ISBLANK([.E12]);&quot;&quot;;IF([.E12]=&quot;🤩&quot;;1;IF([.E12]=&quot;🤔&quot;;0.5;IF([.E12]=&quot;😤&quot;;0;&quot;&quot;))))" office:value-type="float" office:value="1" calcext:value-type="float">
            <text:p>1</text:p>
          </table:table-cell>
          <table:table-cell table:style-name="ce51" table:formula="of:=[.F18]" office:value-type="float" office:value="0" calcext:value-type="float">
            <text:p>0</text:p>
          </table:table-cell>
          <table:table-cell table:style-name="ce72" table:formula="of:=IF([.E12]=0;&quot;&quot;;1)" office:value-type="float" office:value="1" calcext:value-type="float">
            <text:p>1</text:p>
          </table:table-cell>
          <table:table-cell table:style-name="ce72" table:formula="of:=IF([.E18]=0;&quot;&quot;;1)" office:value-type="float" office:value="1" calcext:value-type="float">
            <text:p>1</text:p>
          </table:table-cell>
          <table:table-cell table:number-columns-repeated="55"/>
        </table:table-row>
        <table:table-row table:style-name="ro17">
          <table:table-cell table:style-name="ce15" table:formula="of:=[$'Diagnostic flash'.A18]" office:value-type="string" office:string-value="12 [a11é]" calcext:value-type="string">
            <text:p>12 [a11é]</text:p>
          </table:table-cell>
          <table:table-cell table:style-name="ce15" table:formula="of:=[$'Diagnostic flash'.B18]"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8]"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8]" office:value-type="string" office:string-value="Sur l’échantillon, contrôler que le contenu reste clair lorsque la taille de caractères est portée à 200% de la taille par défaut dans le navigateur. Pour effectuer ce test, il faut augmenter la taille des caractères jusqu’à 200% :&#10;&#10;- soit en effectuant la combinaison de touches ctrl + + six fois ou ctrl + molette ;&#10;- soit en modifiant les préférences du navigateur.&#10;"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15" table:formula="of:=[$'Diagnostic flash'.E18]" office:value-type="string" office:string-value="🤔" calcext:value-type="string">
            <text:p>🤔</text:p>
          </table:table-cell>
          <table:table-cell table:style-name="ce19" table:formula="of:=IF(ISBLANK([.E13]);&quot;&quot;;IF([.E13]=&quot;🤩&quot;;1;IF([.E13]=&quot;🤔&quot;;0.5;IF([.E13]=&quot;😤&quot;;0;&quot;&quot;))))" office:value-type="float" office:value="0.5" calcext:value-type="float">
            <text:p>0,5</text:p>
          </table:table-cell>
          <table:table-cell table:style-name="ce54" table:formula="of:=[.F27]" office:value-type="float" office:value="1" calcext:value-type="float">
            <text:p>1</text:p>
          </table:table-cell>
          <table:table-cell table:style-name="ce72" table:formula="of:=IF([.E13]=0;&quot;&quot;;1)" office:value-type="float" office:value="1" calcext:value-type="float">
            <text:p>1</text:p>
          </table:table-cell>
          <table:table-cell table:style-name="ce72" table:formula="of:=IF([.E27]=0;&quot;&quot;;1)" office:value-type="float" office:value="1" calcext:value-type="float">
            <text:p>1</text:p>
          </table:table-cell>
          <table:table-cell table:number-columns-repeated="55"/>
        </table:table-row>
        <table:table-row table:style-name="ro17">
          <table:table-cell table:style-name="ce15" table:formula="of:=[$'Diagnostic flash'.A19]" office:value-type="string" office:string-value="13 [a11é]" calcext:value-type="string">
            <text:p>13 [a11é]</text:p>
          </table:table-cell>
          <table:table-cell table:style-name="ce15" table:formula="of:=[$'Diagnostic flash'.B19]" office:value-type="string" office:string-value="Le titre de la page est unique et pertinent" calcext:value-type="string">
            <text:p>Le titre de la page est unique et pertinent</text:p>
          </table:table-cell>
          <table:table-cell table:style-name="ce15" table:formula="of:=[$'Diagnostic flash'.C19]" office:value-type="string" office:string-value="Le titre de la page s’affiche dans l’onglet du navigateur.&#10;&#10;Il permet l’identification des contenus de la page dans l’onglet, dans les favoris, dans l’historique de navigation,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15" table:formula="of:=[$'Diagnostic flash'.D19]"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9]" office:value-type="string" office:string-value="😤" calcext:value-type="string">
            <text:p>😤</text:p>
          </table:table-cell>
          <table:table-cell table:style-name="ce19" table:formula="of:=IF(ISBLANK([.E14]);&quot;&quot;;IF([.E14]=&quot;🤩&quot;;1;IF([.E14]=&quot;🤔&quot;;0.5;IF([.E14]=&quot;😤&quot;;0;&quot;&quot;))))" office:value-type="float" office:value="0" calcext:value-type="float">
            <text:p>0</text:p>
          </table:table-cell>
          <table:table-cell/>
          <table:table-cell table:style-name="ce72" table:formula="of:=IF([.E14]=0;&quot;&quot;;1)" office:value-type="float" office:value="1" calcext:value-type="float">
            <text:p>1</text:p>
          </table:table-cell>
          <table:table-cell table:style-name="ce72"/>
          <table:table-cell table:number-columns-repeated="55"/>
        </table:table-row>
        <table:table-row table:style-name="ro17">
          <table:table-cell table:style-name="ce15" table:formula="of:=[$'Diagnostic flash'.A20]" office:value-type="float" office:value="14" calcext:value-type="float">
            <text:p>14</text:p>
          </table:table-cell>
          <table:table-cell table:style-name="ce15" table:formula="of:=[$'Diagnostic flash'.B20]" office:value-type="string" office:string-value="La charte graphique tient compte de la Marque de l’État&#10;" calcext:value-type="string">
            <text:p>La charte graphique tient compte de la Marque de l’État</text:p>
            <text:p/>
          </table:table-cell>
          <table:table-cell table:style-name="ce15" table:formula="of:=[$'Diagnostic flash'.C20]"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20]"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20]" office:value-type="string" office:string-value="🤩" calcext:value-type="string">
            <text:p>🤩</text:p>
          </table:table-cell>
          <table:table-cell table:style-name="ce15" table:formula="of:=IF(ISBLANK([.E15]);&quot;&quot;;IF([.E15]=&quot;🤩&quot;;1;IF([.E15]=&quot;🤔&quot;;0.5;IF([.E15]=&quot;😤&quot;;0;&quot;&quot;))))" office:value-type="float" office:value="1" calcext:value-type="float">
            <text:p>1</text:p>
          </table:table-cell>
          <table:table-cell table:style-name="ce54"/>
          <table:table-cell table:style-name="ce72" table:formula="of:=IF([.E15]=0;&quot;&quot;;1)" office:value-type="float" office:value="1" calcext:value-type="float">
            <text:p>1</text:p>
          </table:table-cell>
          <table:table-cell table:number-columns-repeated="56"/>
        </table:table-row>
        <table:table-row table:style-name="ro17">
          <table:table-cell table:style-name="ce15" table:formula="of:=[$'Diagnostic flash'.A21]" office:value-type="string" office:string-value="15 [a11é]" calcext:value-type="string">
            <text:p>15 [a11é]</text:p>
          </table:table-cell>
          <table:table-cell table:style-name="ce15" table:formula="of:=[$'Diagnostic flash'.B21]"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21]" office:value-type="string" office:string-value="Afin de permettre une bonne lisibilité des contenus et de limiter la charge mentale lors de la consultation, le ratio de contraste entre le texte - y compris du texte sous forme d’image - et son arrière-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21]" office:value-type="string" office:string-value="Sur l’échantillon, contrôler que les contrastes sont respectés à l’aide, par exemple, de l’extension de navigateur Contrast Checker (symbolisée par une roue multicolore) :&#10;&#10;- Extension pour Chrome &#10;- Extension pour Firefox&#10;- Extension pour Edge" calcext:value-type="string">
            <text:p>Sur l’échantillon, contrôler que les contrastes sont respectés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21]" office:value-type="string" office:string-value="😤" calcext:value-type="string">
            <text:p>😤</text:p>
          </table:table-cell>
          <table:table-cell table:style-name="ce19" table:formula="of:=IF(ISBLANK([.E16]);&quot;&quot;;IF([.E16]=&quot;🤩&quot;;1;IF([.E16]=&quot;🤔&quot;;0.5;IF([.E16]=&quot;😤&quot;;0;&quot;&quot;))))" office:value-type="float" office:value="0" calcext:value-type="float">
            <text:p>0</text:p>
          </table:table-cell>
          <table:table-cell table:style-name="ce53"/>
          <table:table-cell table:style-name="ce72" table:formula="of:=IF([.E16]=0;&quot;&quot;;1)" office:value-type="float" office:value="1" calcext:value-type="float">
            <text:p>1</text:p>
          </table:table-cell>
          <table:table-cell table:number-columns-repeated="56"/>
        </table:table-row>
        <table:table-row table:style-name="ro17">
          <table:table-cell table:style-name="ce15" table:formula="of:=[$'Diagnostic flash'.A22]" office:value-type="string" office:string-value="16 [a11é]" calcext:value-type="string">
            <text:p>16 [a11é]</text:p>
          </table:table-cell>
          <table:table-cell table:style-name="ce15" table:formula="of:=[$'Diagnostic flash'.B22]" office:value-type="string" office:string-value="La hiérarchie des titres est complète et cohérente" calcext:value-type="string">
            <text:p>La hiérarchie des titres est complète et cohérente</text:p>
          </table:table-cell>
          <table:table-cell table:style-name="ce15" table:formula="of:=[$'Diagnostic flash'.C22]"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22]" office:value-type="string" office:string-value="Sur l’échantillon, lancer l’extension headingsMap (symbolisée par le pictogramme [h]).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22]" office:value-type="string" office:string-value="😤" calcext:value-type="string">
            <text:p>😤</text:p>
          </table:table-cell>
          <table:table-cell table:style-name="ce19" table:formula="of:=IF(ISBLANK([.E17]);&quot;&quot;;IF([.E17]=&quot;🤩&quot;;1;IF([.E17]=&quot;🤔&quot;;0.5;IF([.E17]=&quot;😤&quot;;0;&quot;&quot;))))" office:value-type="float" office:value="0" calcext:value-type="float">
            <text:p>0</text:p>
          </table:table-cell>
          <table:table-cell table:style-name="ce54"/>
          <table:table-cell table:style-name="ce72" table:formula="of:=IF([.E17]=0;&quot;&quot;;1)" office:value-type="float" office:value="1" calcext:value-type="float">
            <text:p>1</text:p>
          </table:table-cell>
          <table:table-cell table:number-columns-repeated="56"/>
        </table:table-row>
        <table:table-row table:style-name="ro17">
          <table:table-cell table:style-name="ce15" table:formula="of:=[$'Diagnostic flash'.A23]" office:value-type="string" office:string-value="17 [a11é]" calcext:value-type="string">
            <text:p>17 [a11é]</text:p>
          </table:table-cell>
          <table:table-cell table:style-name="ce15" table:formula="of:=[$'Diagnostic flash'.B23]"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23]" office:value-type="string" office:string-value="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23]"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23]" office:value-type="string" office:string-value="😤" calcext:value-type="string">
            <text:p>😤</text:p>
          </table:table-cell>
          <table:table-cell table:style-name="ce19" table:formula="of:=IF(ISBLANK([.E18]);&quot;&quot;;IF([.E18]=&quot;🤩&quot;;1;IF([.E18]=&quot;🤔&quot;;0.5;IF([.E18]=&quot;😤&quot;;0;&quot;&quot;))))" office:value-type="float" office:value="0" calcext:value-type="float">
            <text:p>0</text:p>
          </table:table-cell>
          <table:table-cell table:style-name="ce53"/>
          <table:table-cell table:style-name="ce72" table:formula="of:=IF([.E18]=0;&quot;&quot;;1)" office:value-type="float" office:value="1" calcext:value-type="float">
            <text:p>1</text:p>
          </table:table-cell>
          <table:table-cell table:number-columns-repeated="56"/>
        </table:table-row>
        <table:table-row table:style-name="ro17">
          <table:table-cell table:style-name="ce15" table:formula="of:=[$'Diagnostic flash'.A24]" office:value-type="float" office:value="18" calcext:value-type="float">
            <text:p>18</text:p>
          </table:table-cell>
          <table:table-cell table:style-name="ce15" table:formula="of:=[$'Diagnostic flash'.B24]" office:value-type="string" office:string-value="Le soulignement est réservé aux liens" calcext:value-type="string">
            <text:p>Le soulignement est réservé aux liens</text:p>
          </table:table-cell>
          <table:table-cell table:style-name="ce15" table:formula="of:=[$'Diagnostic flash'.C24]"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24]"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24]" office:value-type="string" office:string-value="🤔" calcext:value-type="string">
            <text:p>🤔</text:p>
          </table:table-cell>
          <table:table-cell table:style-name="ce15" table:formula="of:=IF(ISBLANK([.E19]);&quot;&quot;;IF([.E19]=&quot;🤩&quot;;1;IF([.E19]=&quot;🤔&quot;;0.5;IF([.E19]=&quot;😤&quot;;0;&quot;&quot;))))" office:value-type="float" office:value="0.5" calcext:value-type="float">
            <text:p>0,5</text:p>
          </table:table-cell>
          <table:table-cell table:style-name="ce54"/>
          <table:table-cell table:style-name="ce72" table:formula="of:=IF([.E19]=0;&quot;&quot;;1)" office:value-type="float" office:value="1" calcext:value-type="float">
            <text:p>1</text:p>
          </table:table-cell>
          <table:table-cell table:number-columns-repeated="56"/>
        </table:table-row>
        <table:table-row table:style-name="ro17">
          <table:table-cell table:style-name="ce15" table:formula="of:=[$'Diagnostic flash'.A25]" office:value-type="float" office:value="19" calcext:value-type="float">
            <text:p>19</text:p>
          </table:table-cell>
          <table:table-cell table:style-name="ce15" table:formula="of:=[$'Diagnostic flash'.B25]"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5]"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5]"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5]" office:value-type="string" office:string-value="😤" calcext:value-type="string">
            <text:p>😤</text:p>
          </table:table-cell>
          <table:table-cell table:style-name="ce15" table:formula="of:=IF(ISBLANK([.E20]);&quot;&quot;;IF([.E20]=&quot;🤩&quot;;1;IF([.E20]=&quot;🤔&quot;;0.5;IF([.E20]=&quot;😤&quot;;0;&quot;&quot;))))" office:value-type="float" office:value="0" calcext:value-type="float">
            <text:p>0</text:p>
          </table:table-cell>
          <table:table-cell table:style-name="ce53"/>
          <table:table-cell table:style-name="ce72" table:formula="of:=IF([.E20]=0;&quot;&quot;;1)" office:value-type="float" office:value="1" calcext:value-type="float">
            <text:p>1</text:p>
          </table:table-cell>
          <table:table-cell table:number-columns-repeated="56"/>
        </table:table-row>
        <table:table-row table:style-name="ro17">
          <table:table-cell table:style-name="ce15" table:formula="of:=[$'Diagnostic flash'.A26]" office:value-type="float" office:value="20" calcext:value-type="float">
            <text:p>20</text:p>
          </table:table-cell>
          <table:table-cell table:style-name="ce15" table:formula="of:=[$'Diagnostic flash'.B26]"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6]"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6]"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6]" office:value-type="string" office:string-value="✖" calcext:value-type="string">
            <text:p>✖</text:p>
          </table:table-cell>
          <table:table-cell table:style-name="ce15" table:formula="of:=IF(ISBLANK([.E21]);&quot;&quot;;IF([.E21]=&quot;🤩&quot;;1;IF([.E21]=&quot;🤔&quot;;0.5;IF([.E21]=&quot;😤&quot;;0;&quot;&quot;))))">
            <text:p/>
          </table:table-cell>
          <table:table-cell/>
          <table:table-cell table:style-name="ce72" table:formula="of:=IF([.E21]=0;&quot;&quot;;1)" office:value-type="float" office:value="1" calcext:value-type="float">
            <text:p>1</text:p>
          </table:table-cell>
          <table:table-cell table:number-columns-repeated="56"/>
        </table:table-row>
        <table:table-row table:style-name="ro17">
          <table:table-cell table:style-name="ce15" table:formula="of:=[$'Diagnostic flash'.A27]" office:value-type="float" office:value="21" calcext:value-type="float">
            <text:p>21</text:p>
          </table:table-cell>
          <table:table-cell table:style-name="ce15" table:formula="of:=[$'Diagnostic flash'.B27]"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7]"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7]"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7]" office:value-type="string" office:string-value="✖" calcext:value-type="string">
            <text:p>✖</text:p>
          </table:table-cell>
          <table:table-cell table:style-name="ce15" table:formula="of:=IF(ISBLANK([.E22]);&quot;&quot;;IF([.E22]=&quot;🤩&quot;;1;IF([.E22]=&quot;🤔&quot;;0.5;IF([.E22]=&quot;😤&quot;;0;&quot;&quot;))))">
            <text:p/>
          </table:table-cell>
          <table:table-cell/>
          <table:table-cell table:style-name="ce72" table:formula="of:=IF([.E22]=0;&quot;&quot;;1)" office:value-type="float" office:value="1" calcext:value-type="float">
            <text:p>1</text:p>
          </table:table-cell>
          <table:table-cell table:number-columns-repeated="56"/>
        </table:table-row>
        <table:table-row table:style-name="ro17">
          <table:table-cell table:style-name="ce15" table:formula="of:=[$'Diagnostic flash'.A28]" office:value-type="float" office:value="22" calcext:value-type="float">
            <text:p>22</text:p>
          </table:table-cell>
          <table:table-cell table:style-name="ce15" table:formula="of:=[$'Diagnostic flash'.B28]" office:value-type="string" office:string-value="La démarche en ligne est référencée sur service-public.fr" calcext:value-type="string">
            <text:p>La démarche en ligne est référencée sur service-public.fr</text:p>
          </table:table-cell>
          <table:table-cell table:style-name="ce15" table:formula="of:=[$'Diagnostic flash'.C28]"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8]"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8]" office:value-type="string" office:string-value="✖" calcext:value-type="string">
            <text:p>✖</text:p>
          </table:table-cell>
          <table:table-cell table:style-name="ce15" table:formula="of:=IF(ISBLANK([.E23]);&quot;&quot;;IF([.E23]=&quot;🤩&quot;;1;IF([.E23]=&quot;🤔&quot;;0.5;IF([.E23]=&quot;😤&quot;;0;&quot;&quot;))))">
            <text:p/>
          </table:table-cell>
          <table:table-cell/>
          <table:table-cell table:style-name="ce72" table:formula="of:=IF([.E23]=0;&quot;&quot;;1)" office:value-type="float" office:value="1" calcext:value-type="float">
            <text:p>1</text:p>
          </table:table-cell>
          <table:table-cell table:number-columns-repeated="56"/>
        </table:table-row>
        <table:table-row table:style-name="ro17">
          <table:table-cell table:style-name="ce15" table:formula="of:=[$'Diagnostic flash'.A29]" office:value-type="float" office:value="23" calcext:value-type="float">
            <text:p>23</text:p>
          </table:table-cell>
          <table:table-cell table:style-name="ce15" table:formula="of:=[$'Diagnostic flash'.B29]" office:value-type="string" office:string-value="Le site est bien référencé par les moteurs de recherche" calcext:value-type="string">
            <text:p>Le site est bien référencé par les moteurs de recherche</text:p>
          </table:table-cell>
          <table:table-cell table:style-name="ce15" table:formula="of:=[$'Diagnostic flash'.C29]"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9]" office:value-type="string" office:string-value="Contrôler que les principaux moteurs (Google, Bing, Qwant) restituent bien le site dans les résultats lorsque l’on recherche le service (non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9]" office:value-type="string" office:string-value="✖" calcext:value-type="string">
            <text:p>✖</text:p>
          </table:table-cell>
          <table:table-cell table:style-name="ce15" table:formula="of:=IF(ISBLANK([.E24]);&quot;&quot;;IF([.E24]=&quot;🤩&quot;;1;IF([.E24]=&quot;🤔&quot;;0.5;IF([.E24]=&quot;😤&quot;;0;&quot;&quot;))))">
            <text:p/>
          </table:table-cell>
          <table:table-cell/>
          <table:table-cell table:style-name="ce72" table:formula="of:=IF([.E24]=0;&quot;&quot;;1)" office:value-type="float" office:value="1" calcext:value-type="float">
            <text:p>1</text:p>
          </table:table-cell>
          <table:table-cell table:number-columns-repeated="56"/>
        </table:table-row>
        <table:table-row table:style-name="ro17">
          <table:table-cell table:style-name="ce15" table:formula="of:=[$'Diagnostic flash'.A30]" office:value-type="float" office:value="24" calcext:value-type="float">
            <text:p>24</text:p>
          </table:table-cell>
          <table:table-cell table:style-name="ce15" table:formula="of:=[$'Diagnostic flash'.B30]" office:value-type="string" office:string-value="Le pied de page présente l’ensemble des liens obligatoires" calcext:value-type="string">
            <text:p>Le pied de page présente l’ensemble des liens obligatoires</text:p>
          </table:table-cell>
          <table:table-cell table:style-name="ce15" table:formula="of:=[$'Diagnostic flash'.C30]"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30]"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30]" office:value-type="string" office:string-value="🤩" calcext:value-type="string">
            <text:p>🤩</text:p>
          </table:table-cell>
          <table:table-cell table:style-name="ce15" table:formula="of:=IF(ISBLANK([.E25]);&quot;&quot;;IF([.E25]=&quot;🤩&quot;;1;IF([.E25]=&quot;🤔&quot;;0.5;IF([.E25]=&quot;😤&quot;;0;&quot;&quot;))))" office:value-type="float" office:value="1" calcext:value-type="float">
            <text:p>1</text:p>
          </table:table-cell>
          <table:table-cell/>
          <table:table-cell table:style-name="ce72" table:formula="of:=IF([.E25]=0;&quot;&quot;;1)" office:value-type="float" office:value="1" calcext:value-type="float">
            <text:p>1</text:p>
          </table:table-cell>
          <table:table-cell table:number-columns-repeated="56"/>
        </table:table-row>
        <table:table-row table:style-name="ro17">
          <table:table-cell table:style-name="ce15" table:formula="of:=[$'Diagnostic flash'.A31]" office:value-type="float" office:value="25" calcext:value-type="float">
            <text:p>25</text:p>
          </table:table-cell>
          <table:table-cell table:style-name="ce15" table:formula="of:=[$'Diagnostic flash'.B31]" office:value-type="string" office:string-value="Le site propose au moins deux moyens de contact différents" calcext:value-type="string">
            <text:p>Le site propose au moins deux moyens de contact différents</text:p>
          </table:table-cell>
          <table:table-cell table:style-name="ce15" table:formula="of:=[$'Diagnostic flash'.C31]"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31]"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31]" office:value-type="string" office:string-value="🤩" calcext:value-type="string">
            <text:p>🤩</text:p>
          </table:table-cell>
          <table:table-cell table:style-name="ce15" table:formula="of:=IF(ISBLANK([.E26]);&quot;&quot;;IF([.E26]=&quot;🤩&quot;;1;IF([.E26]=&quot;🤔&quot;;0.5;IF([.E26]=&quot;😤&quot;;0;&quot;&quot;))))" office:value-type="float" office:value="1" calcext:value-type="float">
            <text:p>1</text:p>
          </table:table-cell>
          <table:table-cell/>
          <table:table-cell table:style-name="ce72" table:formula="of:=IF([.E26]=0;&quot;&quot;;1)" office:value-type="float" office:value="1" calcext:value-type="float">
            <text:p>1</text:p>
          </table:table-cell>
          <table:table-cell table:number-columns-repeated="56"/>
        </table:table-row>
        <table:table-row table:style-name="ro17">
          <table:table-cell table:style-name="ce15" table:formula="of:=[$'Diagnostic flash'.A32]" office:value-type="string" office:string-value="26 [a11é]" calcext:value-type="string">
            <text:p>26 [a11é]</text:p>
          </table:table-cell>
          <table:table-cell table:style-name="ce15" table:formula="of:=[$'Diagnostic flash'.B32]"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32]"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32]"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32]" office:value-type="string" office:string-value="🤩" calcext:value-type="string">
            <text:p>🤩</text:p>
          </table:table-cell>
          <table:table-cell table:style-name="ce15" table:formula="of:=IF(ISBLANK([.E27]);&quot;&quot;;IF([.E27]=&quot;🤩&quot;;1;IF([.E27]=&quot;🤔&quot;;0.5;IF([.E27]=&quot;😤&quot;;0;&quot;&quot;))))" office:value-type="float" office:value="1" calcext:value-type="float">
            <text:p>1</text:p>
          </table:table-cell>
          <table:table-cell/>
          <table:table-cell table:style-name="ce72" table:formula="of:=IF([.E27]=0;&quot;&quot;;1)" office:value-type="float" office:value="1" calcext:value-type="float">
            <text:p>1</text:p>
          </table:table-cell>
          <table:table-cell table:number-columns-repeated="56"/>
        </table:table-row>
        <table:table-row table:style-name="ro16">
          <table:table-cell table:number-columns-repeated="3"/>
          <table:table-cell table:style-name="ce15" office:value-type="string" calcext:value-type="string">
            <text:p>nb de cellules vides</text:p>
          </table:table-cell>
          <table:table-cell table:style-name="ce15" table:formula="of:=COUNTBLANK([.H2:.H27])" office:value-type="float" office:value="0" calcext:value-type="float">
            <text:p>0</text:p>
          </table:table-cell>
          <table:table-cell table:style-name="ce15" table:formula="of:=COUNTBLANK([.F2:.F27])" office:value-type="float" office:value="6" calcext:value-type="float">
            <text:p>6</text:p>
          </table:table-cell>
          <table:table-cell table:style-name="ce15" table:formula="of:=COUNTBLANK([.G2:.G13])" office:value-type="float" office:value="0" calcext:value-type="float">
            <text:p>0</text:p>
          </table:table-cell>
          <table:table-cell table:number-columns-repeated="57"/>
        </table:table-row>
        <table:table-row table:style-name="ro16">
          <table:table-cell table:number-columns-repeated="5"/>
          <table:table-cell table:style-name="ce15" table:formula="of:=SUM([.F2:.F27])/(26-[.F28])" office:value-type="float" office:value="0.45" calcext:value-type="float">
            <text:p>0,45</text:p>
          </table:table-cell>
          <table:table-cell table:style-name="ce15" table:formula="of:=SUM([.G2:.G13])/(12-[.G28])" office:value-type="float" office:value="0.291666666666667" calcext:value-type="float">
            <text:p>0,291666666666667</text:p>
          </table:table-cell>
          <table:table-cell table:number-columns-repeated="57"/>
        </table:table-row>
        <table:table-row table:style-name="ro16">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9/20 ( ...5,8/20 en ce qui concerne exclusivement l'accessibilité)" calcext:value-type="string">
            <text:p>9/20 ( ...5,8/20 en ce qui concerne exclusivement l'accessibilité)</text:p>
          </table:table-cell>
          <table:table-cell table:style-name="ce15" table:formula="of:=IF([.E28]=0;CONCATENATE(ROUND(20*[.G29];1);&quot;/20&quot;);&quot;&quot;)" office:value-type="string" office:string-value="5,8/20" calcext:value-type="string">
            <text:p>5,8/20</text:p>
          </table:table-cell>
          <table:table-cell table:number-columns-repeated="57"/>
        </table:table-row>
        <table:table-row table:style-name="ro6" table:number-rows-repeated="1048542">
          <table:table-cell table:number-columns-repeated="64"/>
        </table:table-row>
        <table:table-row table:style-name="ro1" table:number-rows-repeated="3">
          <table:table-cell table:number-columns-repeated="64"/>
        </table:table-row>
        <table:table-row table:style-name="ro1">
          <table:table-cell table:number-columns-repeated="64"/>
        </table:table-row>
      </table:table>
      <table:named-expressions/>
      <table:database-ranges>
        <table:database-range table:name="Table_1" table:target-range-address="'Diagnostic flash'.A6:'Diagnostic flash'.E33"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0pt"/>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Result2" style:family="table-cell" style:parent-style-name="Result" style:data-style-name="N107">
      <style:text-properties fo:font-weight="bold"/>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035cm" fo:padding-left="0.335cm" fo:padding-right="0.035cm" fo:padding-top="0.035c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035cm" style:vertical-align="automatic"/>
      <style:paragraph-properties fo:text-align="center" fo:margin-left="0c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16:36:36.753335474">00:00:00</text:time></text:p>
        </style:region-right>
      </style:header>
      <style:header-left style:display="false"/>
      <style:footer>
        <text:p>Page <text:page-number>1</text:page-number><text:s/>/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date>2022-01-28T16:36:54.229183799</dc:date>
    <meta:editing-duration>PT6H32M21S</meta:editing-duration>
    <meta:editing-cycles>57</meta:editing-cycles>
    <meta:document-statistic meta:table-count="3" meta:cell-count="392" meta:object-count="0"/>
  </office:meta>
</office:document-meta>
</file>